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3DFCA0D1C74DCED3.png" manifest:media-type="image/png"/>
  <manifest:file-entry manifest:full-path="Pictures/1000351400009698000054AB0433B3D38C11A42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Saint Patrick´s Day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by Richard Stöck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>
            <draw:text-box>
              <text:p>baum</text:p>
            </draw:text-box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ontent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general information</text:p>
              </text:list-item>
              <text:list-item>
                <text:p>history</text:p>
              </text:list-item>
              <text:list-item>
                <text:p>celebration</text:p>
              </text:list-item>
              <text:list-item>
                <text:p>Leprechaun</text:p>
              </text:list-item>
              <text:list-item>
                <text:p>loc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What is Saint Patrick´s Da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ultural and religious celebration</text:p>
              </text:list-item>
              <text:list-item>
                <text:p>official christian feast day</text:p>
              </text:list-item>
              <text:list-item>
                <text:p>date of death of Saint Patrick</text:p>
              </text:list-item>
              <text:list-item>
                <text:p>17th Mar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3" draw:text-style-name="P1" draw:layer="layout" svg:width="17.478cm" svg:height="13.17cm" svg:x="2.056cm" svg:y="12.229cm" presentation:class="notes">
            <draw:text-box>
              <text:p>No school, no work</text:p>
              <text:p>Date of death might be wrong</text:p>
              <text:p>Sometimes on the 15th of march</text:p>
            </draw:text-box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Who is Saint Patric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rish bishop</text:p>
              </text:list-item>
              <text:list-item>
                <text:p>lived in the 5th century</text:p>
              </text:list-item>
              <text:list-item>
                <text:p>lots of missing information</text:p>
              </text:list-item>
              <text:list-item>
                <text:p>most details in <text:s/>the 7th centu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At least 2 persons</text:p>
              <text:p>Important for catholic church and anglican communion</text:p>
              <text:p/>
            </draw:text-box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ife of Saint Patrick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born in Britannia</text:p>
              </text:list-item>
              <text:list-item>
                <text:p>kidnapped when he was 16</text:p>
              </text:list-item>
              <text:list-item>
                <text:p>hard work</text:p>
              </text:list-item>
              <text:list-item>
                <text:p>found consulation by god</text:p>
              </text:list-item>
              <text:list-item>
                <text:p>fled after 6 years</text:p>
              </text:list-item>
              <text:list-item>
                <text:p>went back to Irela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elebra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„Wearing Green“</text:p>
              </text:list-item>
              <text:list-item>
                <text:p>shamrock</text:p>
              </text:list-item>
              <text:list-item>
                <text:p>Leprechaun</text:p>
              </text:list-item>
              <text:list-item>
                <text:p>Saint Patrick´s Day Cro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6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Ireland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since 9th century</text:p>
              </text:list-item>
              <text:list-item>
                <text:p>public holiday since 1903</text:p>
              </text:list-item>
              <text:list-item>
                <text:p>parades since 193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7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ocation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not only in Ireland</text:p>
              </text:list-item>
              <text:list-item>
                <text:p>all over the world</text:p>
              </text:list-item>
              <text:list-item>
                <text:p>irish emigrants</text:p>
              </text:list-item>
              <text:list-item>
                <text:p>parade also in Münch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eprechau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irish mythology</text:p>
              </text:list-item>
              <text:list-item>
                <text:p>unique appearance</text:p>
              </text:list-item>
              <text:list-item>
                <text:p>makes and mends shoes</text:p>
              </text:list-item>
              <text:list-item>
                <text:p>type of a fairy</text:p>
              </text:list-item>
              <text:list-item>
                <text:p>can grant wish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9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A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177cm" fo:text-indent="0cm"/>
      <style:text-properties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941cm" fo:text-indent="0cm"/>
      <style:text-properties fo:font-size="42.7000007629395pt"/>
    </style:style>
    <style:style style:name="LushGreen-outline3" style:family="presentation" style:parent-style-name="LushGreen-outline2">
      <style:paragraph-properties fo:margin-left="0cm" fo:margin-right="0cm" fo:margin-top="0cm" fo:margin-bottom="0.703cm" fo:text-indent="0cm"/>
      <style:text-properties fo:font-size="56.9000015258789pt"/>
    </style:style>
    <style:style style:name="LushGreen-outline4" style:family="presentation" style:parent-style-name="LushGreen-outline3">
      <style:paragraph-properties fo:margin-left="0cm" fo:margin-right="0cm" fo:margin-top="0cm" fo:margin-bottom="0.467cm" fo:text-indent="0cm"/>
      <style:text-properties fo:font-size="75.8000030517578pt"/>
    </style:style>
    <style:style style:name="LushGreen-outline5" style:family="presentation" style:parent-style-name="LushGreen-outline4">
      <style:paragraph-properties fo:margin-left="0cm" fo:margin-right="0cm" fo:margin-top="0cm" fo:margin-bottom="0.23cm" fo:text-indent="0cm"/>
      <style:text-properties fo:font-size="101.099998474121pt"/>
    </style:style>
    <style:style style:name="LushGreen-outline6" style:family="presentation" style:parent-style-name="LushGreen-outline5">
      <style:paragraph-properties fo:margin-left="0cm" fo:margin-right="0cm" fo:margin-top="0cm" fo:margin-bottom="0.23cm" fo:text-indent="0cm"/>
      <style:text-properties fo:font-size="134.699996948242pt"/>
    </style:style>
    <style:style style:name="LushGreen-outline7" style:family="presentation" style:parent-style-name="LushGreen-outline6">
      <style:paragraph-properties fo:margin-left="0cm" fo:margin-right="0cm" fo:margin-top="0cm" fo:margin-bottom="0.23cm" fo:text-indent="0cm"/>
      <style:text-properties fo:font-size="179.600006103516pt"/>
    </style:style>
    <style:style style:name="LushGreen-outline8" style:family="presentation" style:parent-style-name="LushGreen-outline7">
      <style:paragraph-properties fo:margin-left="0cm" fo:margin-right="0cm" fo:margin-top="0cm" fo:margin-bottom="0.23cm" fo:text-indent="0cm"/>
      <style:text-properties fo:font-size="239.5pt"/>
    </style:style>
    <style:style style:name="LushGreen-outline9" style:family="presentation" style:parent-style-name="LushGreen-outline8">
      <style:paragraph-properties fo:margin-left="0cm" fo:margin-right="0cm" fo:margin-top="0cm" fo:margin-bottom="0.23cm" fo:text-indent="0cm"/>
      <style:text-properties fo:font-size="319.299987792969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4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3DFCA0D1C74DCED3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7T11:27:03.134009566</meta:creation-date>
    <dc:date>2016-01-19T09:13:07.513478533</dc:date>
    <meta:editing-duration>PT4H26M22S</meta:editing-duration>
    <meta:editing-cycles>17</meta:editing-cycles>
    <meta:generator>LibreOffice/5.0.4.2$Linux_X86_64 LibreOffice_project/00m0$Build-2</meta:generator>
    <meta:print-date>2016-01-17T12:31:25.647279841</meta:print-date>
    <meta:document-statistic meta:object-count="58"/>
  </office:meta>
</office:document-meta>
</file>